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42aa21" officeooo:paragraph-rsid="0042aa21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3faa39" officeooo:paragraph-rsid="003faa39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ccccc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fbe1e1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efefad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e8d9f8"/>
    </style:style>
    <style:style style:name="P11" style:family="paragraph">
      <loext:graphic-properties draw:fill-color="#dedef9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eeeeee" draw:opacity="99%"/>
    </style:style>
    <style:style style:name="P13" style:family="paragraph">
      <loext:graphic-properties draw:fill="none" draw:fill-color="#ffffff"/>
      <style:text-properties fo:font-size="21pt" fo:font-weight="bold" style:font-size-asian="21pt" style:font-weight-asian="bold" style:font-size-complex="21pt" style:font-weight-complex="bold"/>
    </style:style>
    <style:style style:name="P14" style:family="paragraph">
      <loext:graphic-properties draw:fill-color="#dddddd"/>
    </style:style>
    <style:style style:name="P15" style:family="paragraph">
      <loext:graphic-properties draw:fill="solid" draw:fill-color="#729fcf" draw:opacity="8%"/>
    </style:style>
    <style:style style:name="P16" style:family="paragraph">
      <loext:graphic-properties draw:fill-color="#daf8da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442de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1pt" fo:font-weight="bold" style:font-size-asian="21pt" style:font-weight-asian="bold" style:font-size-complex="21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gr1" style:family="graphic">
      <style:graphic-properties draw:fill-color="#729fcf" draw:textarea-horizontal-align="justify" draw:textarea-vertical-align="middle" draw:auto-grow-height="false" fo:min-height="2.0535in" fo:min-width="0.8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_20_concave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1c1c1c" draw:fill-color="#cccccc" draw:textarea-horizontal-align="justify" draw:textarea-vertical-align="middle" draw:auto-grow-height="false" fo:min-height="0.6201in" fo:min-width="0.9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be1e1" draw:textarea-horizontal-align="justify" draw:textarea-vertical-align="middle" draw:auto-grow-height="false" fo:min-height="1.6736in" fo:min-width="1.7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efefad" draw:textarea-horizontal-align="justify" draw:textarea-vertical-align="middle" draw:auto-grow-height="false" fo:min-height="1.4256in" fo:min-width="1.7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fefad" draw:textarea-horizontal-align="justify" draw:textarea-vertical-align="middle" draw:auto-grow-height="false" fo:min-height="0.3346in" fo:min-width="1.3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e5f9f" draw:fill-color="#e8d9f8" draw:textarea-horizontal-align="justify" draw:textarea-vertical-align="middle" draw:auto-grow-height="false" fo:min-height="0.6563in" fo:min-width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dedef9" draw:textarea-horizontal-align="justify" draw:textarea-vertical-align="middle" draw:auto-grow-height="false" fo:min-height="0.4374in" fo:min-width="1.7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eeeeee" draw:opacity="99%" draw:textarea-horizontal-align="justify" draw:textarea-vertical-align="middle" draw:auto-grow-height="false" fo:min-height="8.422in" fo:min-width="0.4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3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dddddd" draw:textarea-horizontal-align="justify" draw:textarea-vertical-align="middle" draw:auto-grow-height="false" fo:min-height="1.4417in" fo:min-width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dash" draw:stroke-dash="Ultrafine_20_Dashed" svg:stroke-width="0.0138in" svg:stroke-color="#000000" draw:marker-start-width="0.1598in" draw:marker-end-width="0.1598in" draw:fill="solid" draw:fill-color="#729fcf" draw:opacity="8%" draw:textarea-horizontal-align="justify" draw:textarea-vertical-align="middle" draw:auto-grow-height="false" fo:min-height="5.4846in" fo:min-width="4.05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daf8da" draw:textarea-horizontal-align="justify" draw:textarea-vertical-align="middle" draw:auto-grow-height="false" fo:min-height="2.2839in" fo:min-width="0.6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0429in" fo:min-width="0.0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dddddd" draw:textarea-horizontal-align="justify" draw:textarea-vertical-align="middle" draw:auto-grow-height="false" fo:min-height="0.4291in" fo:min-width="0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111111" draw:fill-color="#dddddd" draw:textarea-horizontal-align="justify" draw:textarea-vertical-align="middle" draw:auto-grow-height="false" fo:min-height="0.4646in" fo:min-width="0.1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name="Shape1" draw:style-name="gr1" draw:text-style-name="P4" svg:width="0.8524in" svg:height="2.0539in" svg:x="2.2654in" svg:y="1.3701in"><text:p text:style-name="P3"><text:span text:style-name="T2">SEQ</text:span></text:p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3" svg:x1="3.1169in" svg:y1="1.5961in" svg:x2="6.4618in" svg:y2="1.5965in"><text:p/></draw:line><draw:frame text:anchor-type="paragraph" draw:z-index="2" draw:name="Shape3" draw:style-name="gr3" draw:text-style-name="P5" svg:width="2.4323in" svg:height="0.3685in" svg:x="3.2547in" svg:y="2.5035in"><draw:text-box><text:p>SEQ[0] / CLK_CMP (or self test)</text:p></draw:text-box></draw:frame><draw:frame text:anchor-type="paragraph" draw:z-index="3" draw:name="Shape3" draw:style-name="gr3" draw:text-style-name="P5" svg:width="2.4323in" svg:height="0.3685in" svg:x="3.2547in" svg:y="1.322in"><draw:text-box><text:p>SEQ[1] / CLK_SR</text:p></draw:text-box></draw:frame><draw:frame text:anchor-type="paragraph" draw:z-index="4" draw:name="Shape3" draw:style-name="gr3" draw:text-style-name="P5" svg:width="2.4323in" svg:height="0.3685in" svg:x="3.2547in" svg:y="1.7161in"><draw:text-box><text:p>SEQ[2] / SAMPLE</text:p></draw:text-box></draw:frame><draw:frame text:anchor-type="paragraph" draw:z-index="5" draw:name="Shape3" draw:style-name="gr3" draw:text-style-name="P5" svg:width="2.4323in" svg:height="0.3685in" svg:x="3.2547in" svg:y="2.1098in"><draw:text-box><text:p>SEQ[3] / RSTB</text:p></draw:text-box></draw:frame><draw:line text:anchor-type="paragraph" draw:z-index="7" draw:name="Shape5" draw:style-name="gr5" draw:text-style-name="P3" svg:x1="2.7709in" svg:y1="1.502in" svg:x2="2.7709in" svg:y2="1.5437in"><text:p/></draw:line><draw:frame text:anchor-type="paragraph" draw:z-index="8" draw:name="Shape3" draw:style-name="gr3" draw:text-style-name="P5" svg:width="1.4594in" svg:height="0.3685in" draw:transform="rotate (-1.5707963267949) translate (1.70208333333333in 2.24513888888889in)"><draw:text-box><text:p>CLK (EXT. <text:s/>PLL)</text:p></draw:text-box></draw:frame><draw:custom-shape text:anchor-type="paragraph" draw:z-index="9" draw:name="Shape1" draw:style-name="gr6" draw:text-style-name="P6" svg:width="0.9803in" svg:height="0.6205in" svg:x="1.2756in" svg:y="3.9217in"><text:p text:style-name="P3"><text:span text:style-name="T3">CLK DIV </text:span></text:p><text:p text:style-name="P3"><text:span text:style-name="T3">(:2)</text:span></text:p><draw:enhanced-geometry svg:viewBox="0 0 21600 21600" draw:type="rectangle" draw:enhanced-path="M 0 0 L 21600 0 21600 21600 0 21600 0 0 Z N"/></draw:custom-shape><draw:line text:anchor-type="paragraph" draw:z-index="10" draw:name="Shape6" draw:style-name="gr7" draw:text-style-name="P3" svg:x1="1.702in" svg:y1="2.3in" svg:x2="2.222in" svg:y2="2.3in"><text:p/></draw:line><draw:custom-shape text:anchor-type="paragraph" draw:z-index="11" draw:name="Shape1" draw:style-name="gr8" draw:text-style-name="P7" svg:width="1.7835in" svg:height="1.674in" svg:x="2.3917in" svg:y="5.128in"><text:p/><draw:enhanced-geometry svg:viewBox="0 0 21600 21600" draw:type="rectangle" draw:enhanced-path="M 0 0 L 21600 0 21600 21600 0 21600 0 0 Z N"/></draw:custom-shape><draw:frame text:anchor-type="paragraph" draw:z-index="12" draw:name="Shape3" draw:style-name="gr9" draw:text-style-name="P5" svg:width="2.3406in" svg:height="0.3406in" svg:x="3.2547in" svg:y="2.9563in"><draw:text-box><text:p>SEQ[4] / RX_EN</text:p></draw:text-box></draw:frame><draw:line text:anchor-type="paragraph" draw:z-index="13" draw:name="Shape9" draw:style-name="gr5" draw:text-style-name="P3" svg:x1="3.1173in" svg:y1="3.1768in" svg:x2="4.6374in" svg:y2="3.1768in"><text:p/></draw:line><draw:line text:anchor-type="paragraph" draw:z-index="15" draw:name="Shape8" draw:style-name="gr7" draw:text-style-name="P3" svg:x1="4.6547in" svg:y1="5.7256in" svg:x2="4.1748in" svg:y2="5.7256in"><text:p/></draw:line><draw:line text:anchor-type="paragraph" draw:z-index="14" draw:name="Shape10" draw:style-name="gr5" draw:text-style-name="P3" svg:x1="4.6445in" svg:y1="5.7319in" svg:x2="4.6445in" svg:y2="3.172in"><text:p/></draw:line><draw:frame text:anchor-type="paragraph" draw:z-index="16" draw:name="Shape3" draw:style-name="gr9" draw:text-style-name="P5" svg:width="2.3406in" svg:height="0.3406in" svg:x="3.5854in" svg:y="5.6236in"><draw:text-box><text:p>SPI_EN</text:p></draw:text-box></draw:frame><draw:frame text:anchor-type="paragraph" draw:z-index="17" draw:name="Shape3" draw:style-name="gr9" draw:text-style-name="P5" svg:width="2.3406in" svg:height="0.3406in" svg:x="3.4902in" svg:y="5.2299in"><draw:text-box><text:p>SPI_CLK</text:p></draw:text-box></draw:frame><draw:line text:anchor-type="paragraph" draw:z-index="18" draw:name="Shape8" draw:style-name="gr7" draw:text-style-name="P3" svg:x1="4.5079in" svg:y1="5.3319in" svg:x2="4.1752in" svg:y2="5.3319in"><text:p/></draw:line><draw:line text:anchor-type="paragraph" draw:z-index="19" draw:name="Shape10" draw:style-name="gr5" draw:text-style-name="P3" svg:x1="4.5075in" svg:y1="5.3319in" svg:x2="4.5075in" svg:y2="4.2744in"><text:p/></draw:line><draw:line text:anchor-type="paragraph" draw:z-index="20" draw:name="Shape7" draw:style-name="gr5" draw:text-style-name="P3" svg:x1="2.2555in" svg:y1="4.2744in" svg:x2="4.5079in" svg:y2="4.2744in"><text:p/></draw:line><draw:line text:anchor-type="paragraph" draw:z-index="21" draw:name="Shape8" draw:style-name="gr7" draw:text-style-name="P3" svg:x1="6.8465in" svg:y1="6.1118in" svg:x2="4.1736in" svg:y2="6.1118in"><text:p/></draw:line><draw:frame text:anchor-type="paragraph" draw:z-index="22" draw:name="Shape3" draw:style-name="gr9" draw:text-style-name="P5" svg:width="0.685in" svg:height="0.3406in" svg:x="3.6181in" svg:y="6.0173in"><draw:text-box><text:p>SDATA</text:p></draw:text-box></draw:frame><draw:custom-shape text:anchor-type="paragraph" draw:z-index="23" draw:name="Shape1" draw:style-name="gr10" draw:text-style-name="P8" svg:width="1.7835in" svg:height="1.426in" svg:x="2.4583in" svg:y="7.4508in"><text:p text:style-name="P3"><text:span text:style-name="T2">EXT.</text:span></text:p><text:p text:style-name="P3"><text:span text:style-name="T2">SRAM</text:span></text:p><draw:enhanced-geometry svg:viewBox="0 0 21600 21600" draw:type="rectangle" draw:enhanced-path="M 0 0 L 21600 0 21600 21600 0 21600 0 0 Z N"/></draw:custom-shape><draw:frame text:anchor-type="paragraph" draw:z-index="24" draw:name="Shape3" draw:style-name="gr3" draw:text-style-name="P9" svg:width="0.4268in" svg:height="0.3685in" svg:x="2.7484in" svg:y="5.3882in"><draw:text-box><text:p><text:span text:style-name="T4">SPI</text:span></text:p></draw:text-box></draw:frame><draw:custom-shape text:anchor-type="paragraph" draw:z-index="25" draw:name="Shape1" draw:style-name="gr11" draw:text-style-name="P8" svg:width="1.3358in" svg:height="0.335in" svg:x="2.6in" svg:y="6.2626in"><text:p/><draw:enhanced-geometry svg:viewBox="0 0 21600 21600" draw:type="rectangle" draw:enhanced-path="M 0 0 L 21600 0 21600 21600 0 21600 0 0 Z N"/></draw:custom-shape><draw:frame text:anchor-type="paragraph" draw:z-index="26" draw:name="Shape3" draw:style-name="gr9" draw:text-style-name="P5" svg:width="2.3406in" svg:height="0.3406in" svg:x="3.1075in" svg:y="6.3173in"><draw:text-box><text:p>FIFO</text:p></draw:text-box></draw:frame><draw:custom-shape text:anchor-type="paragraph" draw:z-index="27" draw:name="Shape11" draw:style-name="gr12" draw:text-style-name="P10" svg:width="0.3953in" svg:height="0.7504in" svg:x="3.0409in" svg:y="6.700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Shape1" draw:style-name="gr13" draw:text-style-name="P11" svg:width="1.7835in" svg:height="0.4378in" svg:x="1.1744in" svg:y="0.5043in"><text:p text:style-name="P3"><text:span text:style-name="T5">EXT. CLK GEN</text:span></text:p><draw:enhanced-geometry svg:viewBox="0 0 21600 21600" draw:type="rectangle" draw:enhanced-path="M 0 0 L 21600 0 21600 21600 0 21600 0 0 Z N"/></draw:custom-shape><draw:custom-shape text:anchor-type="paragraph" draw:z-index="29" draw:name="Shape12" draw:style-name="gr14" draw:text-style-name="P12" svg:width="0.6634in" svg:height="8.8071in" svg:x="0.0209in" svg:y="0.1008in"><text:p/><draw:enhanced-geometry svg:viewBox="0 0 21600 21600" draw:text-areas="?f0 ?f8 ?f2 ?f9" draw:type="up-down-arrow" draw:modifiers="4092.15822345593 760.799173269032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30" draw:name="Shape3" draw:style-name="gr15" draw:text-style-name="P13" svg:width="2.1803in" svg:height="0.3362in" draw:transform="rotate (-1.5707963267949) translate (0.489583333333333in 4.05694444444444in)"><draw:text-box><text:p><text:span text:style-name="T6">USB BUS</text:span></text:p></draw:text-box></draw:frame><draw:custom-shape text:anchor-type="paragraph" draw:z-index="31" draw:name="Shape13" draw:style-name="gr16" draw:text-style-name="P14" svg:width="0.4949in" svg:height="1.8004in" draw:transform="rotate (1.5707963267949) translate (0.589583333333333in 8.46805555555556in)"><text:p/><draw:enhanced-geometry svg:viewBox="0 0 21600 21600" draw:text-areas="?f0 ?f8 ?f2 ?f9" draw:type="up-down-arrow" draw:modifiers="6240.67321178121 1807.63594292325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text:anchor-type="paragraph" draw:z-index="6" draw:name="Shape4" draw:style-name="gr4" draw:text-style-name="P3" svg:x1="1.7016in" svg:y1="3.9213in" svg:x2="1.7016in" svg:y2="0.952in"><text:p/></draw:line><draw:custom-shape text:anchor-type="paragraph" draw:z-index="32" draw:name="Shape14" draw:style-name="gr17" draw:text-style-name="P15" svg:width="4.5051in" svg:height="5.9378in" svg:x="1.1134in" svg:y="1.16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1" draw:style-name="gr18" draw:text-style-name="P16" svg:width="0.6933in" svg:height="2.2843in" svg:x="6.4618in" svg:y="1.1693in"><text:p text:style-name="P3"><text:span text:style-name="T2">DUT</text:span></text:p><draw:enhanced-geometry svg:viewBox="0 0 21600 21600" draw:type="rectangle" draw:enhanced-path="M 0 0 L 21600 0 21600 21600 0 21600 0 0 Z N"/></draw:custom-shape><draw:line text:anchor-type="paragraph" draw:z-index="34" draw:name="Shape2" draw:style-name="gr2" draw:text-style-name="P3" svg:x1="3.1169in" svg:y1="1.9898in" svg:x2="6.4618in" svg:y2="1.9902in"><text:p/></draw:line><draw:line text:anchor-type="paragraph" draw:z-index="35" draw:name="Shape2" draw:style-name="gr2" draw:text-style-name="P3" svg:x1="3.1169in" svg:y1="2.3835in" svg:x2="6.4618in" svg:y2="2.3839in"><text:p/></draw:line><draw:line text:anchor-type="paragraph" draw:z-index="36" draw:name="Shape2" draw:style-name="gr2" draw:text-style-name="P3" svg:x1="3.1169in" svg:y1="2.7772in" svg:x2="6.4618in" svg:y2="2.7776in"><text:p/></draw:line><draw:line text:anchor-type="paragraph" draw:z-index="37" draw:name="Shape10" draw:style-name="gr5" draw:text-style-name="P3" svg:x1="6.8465in" svg:y1="6.1118in" svg:x2="6.8465in" svg:y2="3.4063in"><text:p/></draw:line><draw:line text:anchor-type="paragraph" draw:z-index="38" draw:name="Shape15" draw:style-name="gr5" draw:text-style-name="P3" svg:x1="5.9654in" svg:y1="4.2181in" svg:x2="5.9654in" svg:y2="2.778in"><text:p/></draw:line><draw:line text:anchor-type="paragraph" draw:z-index="39" draw:name="Shape15" draw:style-name="gr5" draw:text-style-name="P3" svg:x1="5.965in" svg:y1="4.4756in" svg:x2="5.9575in" svg:y2="6.1118in"><text:p/></draw:line><draw:custom-shape text:anchor-type="paragraph" draw:z-index="40" draw:name="Shape16" draw:style-name="gr19" draw:text-style-name="P3" svg:width="0.0598in" svg:height="0.0598in" svg:x="5.9201in" svg:y="4.4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16" draw:style-name="gr19" draw:text-style-name="P3" svg:width="0.0598in" svg:height="0.0598in" svg:x="5.9055in" svg:y="4.2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17" draw:style-name="gr5" draw:text-style-name="P3" svg:x1="5.9484in" svg:y1="4.4319in" svg:x2="6.0492in" svg:y2="4.2138in"><text:p/></draw:line><draw:frame text:anchor-type="paragraph" draw:z-index="43" draw:name="Shape18" draw:style-name="gr20" draw:text-style-name="P17" svg:width="0.737in" svg:height="0.2587in" draw:transform="rotate (-1.5707963267949) translate (6.33819444444444in 4.025in)"><draw:text-box><text:p><text:span text:style-name="T7">Self TEST</text:span></text:p></draw:text-box></draw:frame><draw:custom-shape text:anchor-type="paragraph" draw:z-index="44" draw:name="Shape13" draw:style-name="gr21" draw:text-style-name="P14" svg:width="0.3476in" svg:height="0.535in" draw:transform="rotate (1.5707963267949) translate (0.588194444444444in 5.32222222222222in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5" draw:name="Shape13" draw:style-name="gr22" draw:text-style-name="P14" svg:width="0.326in" svg:height="0.5803in" draw:transform="rotate (1.5707963267949) translate (0.578472222222222in 0.860416666666667in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46" draw:name="Shape3" draw:style-name="gr9" draw:text-style-name="P18" svg:width="0.8862in" svg:height="0.3406in" svg:x="4.678in" svg:y="5.9118in"><draw:text-box><text:p><text:span text:style-name="T8">ADC_DAT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aa21" officeooo:paragraph-rsid="0042aa21"/>
    </style:style>
    <style:style style:name="MT1" style:family="text">
      <style:text-properties officeooo:rsid="00442d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implified diagram of the FPGA configuration / <text:span text:style-name="MT1">ADC test / Cordia Project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15:28:54.443454702</meta:creation-date>
    <dc:date>2021-10-29T16:23:03.536662966</dc:date>
    <meta:editing-duration>PT53M48S</meta:editing-duration>
    <meta:editing-cycles>46</meta:editing-cycles>
    <meta:generator>LibreOffice/5.3.6.1$Linux_X86_64 LibreOffice_project/30$Build-1</meta:generator>
    <meta:document-statistic meta:table-count="0" meta:image-count="0" meta:object-count="0" meta:page-count="1" meta:paragraph-count="1" meta:word-count="12" meta:character-count="73" meta:non-whitespace-character-count="61"/>
  </office:meta>
</office:document-meta>
</file>